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1.331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faf46"/>
      <style:text-properties fo:color="#ffffff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  <table:table-cell table:style-name="ce8" office:value-type="string" calcext:value-type="string">
            <text:p>Unit price TTC (€)</text:p>
          </table:table-cell>
          <table:table-cell/>
        </table:table-row>
        <table:table-row table:style-name="ro2">
          <table:table-cell table:style-name="ce1" table:number-columns-repeated="4"/>
          <table:table-cell table:style-name="ce8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Power component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<text:a xlink:href="https://fr.rs-online.com/web/p/resistances-de-puissance/7547622/" xlink:type="simple">rs-onlin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P60NF06L</text:p>
          </table:table-cell>
          <table:table-cell office:value-type="string" calcext:value-type="string">
            <text:p>STMicroelectonics</text:p>
          </table:table-cell>
          <table:table-cell office:value-type="string" calcext:value-type="string">
            <text:p>Mosfet N 60A 60V 110W</text:p>
          </table:table-cell>
          <table:table-cell office:value-type="string" calcext:value-type="string">
            <text:p><text:a xlink:href="https://fr.rs-online.com/web/p/transistors-mosfet/4857816/" xlink:type="simple">https://fr.rs-online.com/web/p/transistors-mosfet/485781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5305PBF 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31A 55V TO-220 110W</text:p>
          </table:table-cell>
          <table:table-cell office:value-type="string" calcext:value-type="string">
            <text:p>https://fr.rs-online.com/web/p/transistors-mosfet/5411736/</text:p>
          </table:table-cell>
          <table:table-cell office:value-type="string" calcext:value-type="string">
            <text:p>1.44</text:p>
          </table:table-cell>
          <table:table-cell/>
        </table:table-row>
        <table:table-row table:style-name="ro1">
          <table:table-cell office:value-type="string" calcext:value-type="string">
            <text:p>IRFU5305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31A 55V TO-251 110W</text:p>
          </table:table-cell>
          <table:table-cell office:value-type="string" calcext:value-type="string">
            <text:p>https://fr.rs-online.com/web/p/transistors-mosfet/5429951/</text:p>
          </table:table-cell>
          <table:table-cell office:value-type="string" calcext:value-type="string">
            <text:p>1.06</text:p>
          </table:table-cell>
          <table:table-cell/>
        </table:table-row>
        <table:table-row table:style-name="ro1">
          <table:table-cell office:value-type="string" calcext:value-type="string">
            <text:p>IRF5210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Mosfet P 40A 100V TO-220 200W</text:p>
          </table:table-cell>
          <table:table-cell office:value-type="string" calcext:value-type="string">
            <text:p>https://fr.rs-online.com/web/p/transistors-mosfet/5411720/</text:p>
          </table:table-cell>
          <table:table-cell office:value-type="string" calcext:value-type="string">
            <text:p>2.62</text:p>
          </table:table-cell>
          <table:table-cell/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apacitor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Thermal management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Heatsink TO-220</text:p>
          </table:table-cell>
          <table:table-cell/>
          <table:table-cell office:value-type="string" calcext:value-type="string">
            <text:p>Heatsink 34x30x12mm</text:p>
          </table:table-cell>
          <table:table-cell office:value-type="string" calcext:value-type="string">
            <text:p>https://www.aliexpress.com/item/32834691585.html?spm=a2g0o.productlist.0.0.2220ca9f6ruhzm&amp;algo_pvid=418e6884-5c0d-49a2-b79f-a3e16090e29c&amp;algo_expid=418e6884-5c0d-49a2-b79f-a3e16090e29c-22&amp;btsid=0b0a0ac215853031524754479e0d03&amp;ws_ab_test=searchweb0_0,searchweb201602_,searchweb201603_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A-T220-38E</text:p>
          </table:table-cell>
          <table:table-cell table:style-name="ce4" office:value-type="string" calcext:value-type="string">
            <text:p>Ohmite</text:p>
          </table:table-cell>
          <table:table-cell table:style-name="ce4" office:value-type="string" calcext:value-type="string">
            <text:p>Heatsink 41.6x25x38.1mm 3.8K/W</text:p>
          </table:table-cell>
          <table:table-cell table:style-name="ce4" office:value-type="string" calcext:value-type="string">
            <text:p>https://fr.rs-online.com/web/p/dissipateurs-de-chaleur/893494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-T220-51E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Heatsink 41.6x25x50.8mm 3.4K/W</text:p>
          </table:table-cell>
          <table:table-cell office:value-type="string" calcext:value-type="string">
            <text:p>https://fr.rs-online.com/web/p/dissipateurs-de-chaleur/8934948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Connectors</text:p>
          </table:table-cell>
          <table:covered-table-cell table:number-columns-repeated="3" table:style-name="ce1"/>
          <table:covered-table-cell table:style-name="ce8"/>
          <table:covered-table-cell/>
        </table:table-row>
        <table:table-row table:style-name="ro1">
          <table:table-cell office:value-type="string" calcext:value-type="string">
            <text:p>Jst 2 poles wire +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Wires + connectors (male/female)</text:p>
          </table:table-cell>
          <table:table-cell office:value-type="string" calcext:value-type="string">
            <text:p>https://www.aliexpress.com/item/32822128879.html?spm=a2g0o.productlist.0.0.5ee264efQUr3r5&amp;algo_pvid=ef3e446c-ded0-4e3b-8acc-b6072526a804&amp;algo_expid=ef3e446c-ded0-4e3b-8acc-b6072526a804-8&amp;btsid=0b0a182b15852900260028946efe91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10A, with screws</text:p>
          </table:table-cell>
          <table:table-cell office:value-type="string" calcext:value-type="string">
            <text:p>https://www.aliexpress.com/item/33018729203.html?spm=a2g0o.productlist.0.0.5ce95cefYxJvot&amp;algo_pvid=54f2ea56-8a4e-49ef-be1c-f09363f5c4b2&amp;algo_expid=54f2ea56-8a4e-49ef-be1c-f09363f5c4b2-12&amp;btsid=0b0a050b15852901325832714ea5da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20A, with screws</text:p>
          </table:table-cell>
          <table:table-cell office:value-type="string" calcext:value-type="string">
            <text:p>https://www.aliexpress.com/item/32961019373.html?spm=a2g0o.productlist.0.0.edc153af8QKGiR&amp;algo_pvid=bf04008d-e67c-4ef8-9c02-952a66825b02&amp;algo_expid=bf04008d-e67c-4ef8-9c02-952a66825b02-10&amp;btsid=0b0a050b15852902051905239ea5ee&amp;ws_ab_test=searchweb0_0,searchweb201602_,searchweb201603_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Miscellaneou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RD-12VDC-SL-C </text:p>
          </table:table-cell>
          <table:table-cell/>
          <table:table-cell office:value-type="string" calcext:value-type="string">
            <text:p>Relay 12V ; 10A / 110V ; single channel, Normally Open</text:p>
          </table:table-cell>
          <table:table-cell office:value-type="string" calcext:value-type="string">
            <text:p>https://fr.aliexpress.com/item/32849311096.html?spm=a2g0o.productlist.0.0.433434c7BXugk7&amp;algo_pvid=fb2a70de-781b-4b6a-8454-075345cda579&amp;algo_expid=fb2a70de-781b-4b6a-8454-075345cda579-28&amp;btsid=0b0a182b15853850213354869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Dpst</text:p>
          </table:table-cell>
          <table:table-cell/>
          <table:table-cell office:value-type="string" calcext:value-type="string">
            <text:p>6A, 2 poles On-On</text:p>
          </table:table-cell>
          <table:table-cell office:value-type="string" calcext:value-type="string">
            <text:p>https://fr.aliexpress.com/item/33022608497.html?spm=a2g0o.productlist.0.0.79ab7f36XZbyoZ&amp;algo_pvid=4e0c1e82-34a7-4545-b158-3157280d5524&amp;algo_expid=4e0c1e82-34a7-4545-b158-3157280d5524-8&amp;btsid=0b0a182b15853854316273151e4335&amp;ws_ab_test=searchweb0_0,searchweb201602_,searchweb201603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m copper wir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mm, 11m, enamled copper wire (AWG 18) ; up to 19A continuous</text:p>
          </table:table-cell>
          <table:table-cell office:value-type="string" calcext:value-type="string">
            <text:p>https://fr.rs-online.com/web/p/fils-de-cuivre/7790713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5:17:26.143696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20:05:35.304498784</meta:creation-date>
    <dc:date>2020-07-16T15:24:45.817221869</dc:date>
    <meta:editing-duration>PT19H47M42S</meta:editing-duration>
    <meta:editing-cycles>30</meta:editing-cycles>
    <meta:generator>LibreOffice/6.4.5.2$Linux_X86_64 LibreOffice_project/40$Build-2</meta:generator>
    <meta:document-statistic meta:table-count="1" meta:cell-count="112" meta:object-count="0"/>
  </office:meta>
</office:document-meta>
</file>